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6161370.896304" calcext:value-type="float">
            <text:p>96,161,371</text:p>
          </table:table-cell>
          <table:table-cell table:style-name="ce32"/>
          <table:table-cell table:style-name="ce11" table:formula="of:=[.W9]" office:value-type="float" office:value="5472564.30000001" calcext:value-type="float">
            <text:p>5,472,564.3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2.16" calcext:value-type="float">
            <text:p>52.16</text:p>
          </table:table-cell>
          <table:table-cell table:style-name="ce6"/>
          <table:table-cell table:style-name="ce12" table:formula="of:=[.V10]" office:value-type="percentage" office:value="52.16" calcext:value-type="percentage">
            <text:p>521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63.25" calcext:value-type="float">
            <text:p>7463.3</text:p>
          </table:table-cell>
          <table:table-cell/>
          <table:table-cell table:style-name="ce6"/>
          <table:table-cell table:style-name="ce6" table:formula="of:=[.V11]" office:value-type="float" office:value="19.43" calcext:value-type="float">
            <text:p>19.43</text:p>
          </table:table-cell>
          <table:table-cell table:style-name="ce6"/>
          <table:table-cell table:style-name="ce12" table:formula="of:=[.V11]" office:value-type="percentage" office:value="19.43" calcext:value-type="percentage">
            <text:p>194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47.5" calcext:value-type="float">
            <text:p>2947.5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157" calcext:value-type="float">
            <text:p>23157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05" calcext:value-type="percentage">
            <text:p>18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*10" office:value-type="float" office:value="15120" calcext:value-type="float">
            <text:p>15120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6785897.1856" calcext:value-type="float">
            <text:p>26785897.18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6161370.896304" calcext:value-type="float">
            <text:p>96161370.896304</text:p>
          </table:table-cell>
          <table:table-cell table:style-name="ce6" table:formula="of:=([.T11]+[.T12])/2" office:value-type="float" office:value="5472564.30000001" calcext:value-type="float">
            <text:p>5472564.3000000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5536844.607008" calcext:value-type="float">
            <text:p>165536844.60700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2.16" calcext:value-type="percentage">
            <text:p>521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900278369085" calcext:value-type="percentage">
            <text:p>98.690%</text:p>
          </table:table-cell>
          <table:table-cell table:formula="of:=1/(1-[.R11])" office:value-type="float" office:value="76.3375000000001" calcext:value-type="float">
            <text:p>76.3375000000001</text:p>
          </table:table-cell>
          <table:table-cell table:formula="of:=[.$T$2]*[.S11]" office:value-type="float" office:value="5320113.05000001" calcext:value-type="float">
            <text:p>5320113.0500000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3" calcext:value-type="percentage">
            <text:p>1943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610345361623" calcext:value-type="percentage">
            <text:p>98.761%</text:p>
          </table:table-cell>
          <table:table-cell table:formula="of:=1/(1-[.R12])" office:value-type="float" office:value="80.7125000000001" calcext:value-type="float">
            <text:p>80.7125000000001</text:p>
          </table:table-cell>
          <table:table-cell table:formula="of:=[.$T$2]*[.S12]" office:value-type="float" office:value="5625015.55000001" calcext:value-type="float">
            <text:p>5625015.55000001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255311865354" calcext:value-type="percentage">
            <text:p>98.726%</text:p>
          </table:table-cell>
          <table:table-cell table:style-name="ce14" table:formula="of:=([.S11]+[.S12])/2" office:value-type="float" office:value="78.5250000000001" calcext:value-type="float">
            <text:p>78.5</text:p>
          </table:table-cell>
          <table:table-cell table:formula="of:=[.$T$2]*[.S13]" office:value-type="float" office:value="5472564.30000001" calcext:value-type="float">
            <text:p>5472564.30000001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750%)" office:value-type="percentage" office:value="0.988333090272714" calcext:value-type="percentage">
            <text:p>98.833%</text:p>
          </table:table-cell>
          <table:table-cell table:formula="of:=1/(1-[.R16])" office:value-type="float" office:value="85.7124999999998" calcext:value-type="float">
            <text:p>85.7124999999998</text:p>
          </table:table-cell>
          <table:table-cell table:formula="of:=[.$T$2]*[.S16]" office:value-type="float" office:value="5973475.54999999" calcext:value-type="float">
            <text:p>5973475.549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63.3]" calcext:value-type="string">
            <text:p>Str: <text:s/>535 <text:s/>[7,463.3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750%)" office:value-type="percentage" office:value="0.988899680865825" calcext:value-type="percentage">
            <text:p>98.890%</text:p>
          </table:table-cell>
          <table:table-cell table:formula="of:=1/(1-[.R17])" office:value-type="float" office:value="90.0875000000002" calcext:value-type="float">
            <text:p>90.0875000000002</text:p>
          </table:table-cell>
          <table:table-cell table:formula="of:=[.$T$2]*[.S17]" office:value-type="float" office:value="6278378.05000001" calcext:value-type="float">
            <text:p>6278378.05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47.5]" calcext:value-type="string">
            <text:p>Dex: <text:s/>450 <text:s/>[2,947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616385569269" calcext:value-type="percentage">
            <text:p>98.862%</text:p>
          </table:table-cell>
          <table:table-cell table:style-name="ce14" table:formula="of:=([.S16]+[.S17])/2" office:value-type="float" office:value="87.9" calcext:value-type="float">
            <text:p>87.9</text:p>
          </table:table-cell>
          <table:table-cell table:formula="of:=[.$T$2]*[.S18]" office:value-type="float" office:value="6125926.8" calcext:value-type="float">
            <text:p>6125926.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157.0]" calcext:value-type="string">
            <text:p>Int: 1660 [23,157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216.0%" calcext:value-type="string">
            <text:p>Resilience: 5,216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2.16" calcext:value-type="percentage">
            <text:p>521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05" calcext:value-type="percentage">
            <text:p>18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2.95" calcext:value-type="percentage">
            <text:p>12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55" calcext:value-type="percentage">
            <text:p>555.00%</text:p>
          </table:table-cell>
          <table:table-cell table:style-name="ce10" table:number-columns-repeated="2"/>
          <table:table-cell table:style-name="ce10" table:formula="of:=SUM([.AE27:.AE178])" office:value-type="percentage" office:value="12.95" calcext:value-type="percentage">
            <text:p>12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3" calcext:value-type="percentage">
            <text:p>19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66.0%" calcext:value-type="string">
            <text:p>w/Mantle: <text:s text:c="2"/>5,966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3.0%" calcext:value-type="string">
            <text:p>Speed+: <text:s text:c="4"/>1,943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05.0%" calcext:value-type="string">
            <text:p>Damage+: <text:s text:c="3"/>1,8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25]+([.C25]-1)*20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26]+([.C26]-1)*2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8]+([.C28]-1)*20" office:value-type="float" office:value="45" calcext:value-type="float">
            <text:p>45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29]+([.C29]-1)*20" office:value-type="float" office:value="41" calcext:value-type="float">
            <text:p>41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formula="of:=[.D31]+([.C31]-1)*20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55" calcext:value-type="percentage">
            <text:p>95.50%</text:p>
          </table:table-cell>
          <table:table-cell table:style-name="ce38" table:formula="of:=[.V31]" office:value-type="percentage" office:value="9.55" calcext:value-type="percentage">
            <text:p>95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55" calcext:value-type="percentage">
            <text:p>95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26%     [hp x  78.53]" calcext:value-type="string">
            <text:p>Mitigation: <text:s text:c="6"/>98.726% <text:s text:c="4"/>[hp x <text:s/>78.53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37]+([.C37]-1)*20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55" calcext:value-type="percentage">
            <text:p>145.50%</text:p>
          </table:table-cell>
          <table:table-cell table:style-name="ce34" table:formula="of:=[.P37]" office:value-type="percentage" office:value="17.46" calcext:value-type="percentage">
            <text:p>1746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46" calcext:value-type="percentage">
            <text:p>1746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72,564.3 [hp x 298.40]" calcext:value-type="string">
            <text:p>Effective Health: 5,472,564.3 [hp x 298.40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38]+([.C38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55" calcext:value-type="percentage">
            <text:p>55.50%</text:p>
          </table:table-cell>
          <table:table-cell table:style-name="ce9" table:formula="of:=[.P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55" calcext:value-type="percentage">
            <text:p>55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55" calcext:value-type="percentage">
            <text:p>55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40]+([.C40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33%     [hp x  85.71]" calcext:value-type="string">
            <text:p>Mitigation: <text:s text:c="6"/>98.833% <text:s text:c="4"/>[hp x <text:s/>85.71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973,475.5 [hp x 325.71]" calcext:value-type="string">
            <text:p>Effective Health: 5,973,475.5 [hp x 325.71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1  Archon Strike [E]               x5 [5.5m range]" calcext:value-type="string">
            <text:p>3-1 <text:s/>Archon Strike [E] <text:s text:c="14"/>x5 [5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9  Sentinel Reconstruction [E]     x5 " calcext:value-type="string">
            <text:p>3-9 <text:s/>Sentinel Reconstruction [E] <text:s text:c="4"/>x5 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5" calcext:value-type="percentage">
            <text:p>85.00%</text:p>
          </table:table-cell>
          <table:table-cell table:style-name="ce37" table:formula="of:=[.V46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1  Arcane Dominion [E]             x1 " calcext:value-type="string">
            <text:p>3-1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50]+([.C5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5" calcext:value-type="percentage">
            <text:p>75.00%</text:p>
          </table:table-cell>
          <table:table-cell table:style-name="ce9" table:formula="of:=[.P50]" office:value-type="percentage" office:value="9.75" calcext:value-type="percentage">
            <text:p>975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75" calcext:value-type="percentage">
            <text:p>97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1  Eternal Brawling [E]           x10 [95.5% =&gt; 955.0% Damage, 1.25% DR/attack]" calcext:value-type="string">
            <text:p>3-1 <text:s/>Eternal Brawling [E] <text:s text:c="10"/>x10 [95.5% =&gt; 955.0% Damage, 1.25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4]+([.C5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1  Mantle of the Titan [E]        x12 [145.5% =&gt; 1,746.0% Resilience]" calcext:value-type="string">
            <text:p>3-1 <text:s/>Mantle of the Titan [E] <text:s text:c="7"/>x12 [145.5% =&gt; 1,746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1  Titan Core [E]                 x10 [55.5% =&gt; 555.0% Resilience, Speed, Strength, Intelligence and Dexterity, 10% =&gt; 100% weight/min]" calcext:value-type="string">
            <text:p>3-1 <text:s/>Titan Core [E] <text:s text:c="16"/>x10 [55.5% =&gt; 55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1  Embered Heart [E]              x12 " calcext:value-type="string">
            <text:p>3-1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30 Space Manipulation             x13 " calcext:value-type="string">
            <text:p>3-30 Space Manipulation <text:s text:c="12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77]: 1" calcext:value-type="string">
            <text:p>Available [2277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77" calcext:value-type="float">
            <text:p>2277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79]+([.C79]-1)*20" office:value-type="float" office:value="11" calcext:value-type="float">
            <text:p>11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81]+([.C81]-1)*20" office:value-type="float" office:value="61" calcext:value-type="float">
            <text:p>61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5  Monstrous" calcext:value-type="string">
            <text:p>1-5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95]+([.C95]-1)*20" office:value-type="float" office:value="5" calcext:value-type="float">
            <text:p>5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98]+([.C98]-1)*20" office:value-type="float" office:value="11" calcext:value-type="float">
            <text:p>11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0]+([.C100]-1)*20" office:value-type="float" office:value="8" calcext:value-type="float">
            <text:p>8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1  Telepathy" calcext:value-type="string">
            <text:p>1-1 <text:s/>Telepathy</text:p>
          </table:table-cell>
          <table:table-cell table:style-name="ce13" office:value-type="string" calcext:value-type="string">
            <text:p>Telepathy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1]+([.C101]-1)*20" office:value-type="float" office:value="1" calcext:value-type="float">
            <text:p>1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24]+([.C124]-1)*20" office:value-type="float" office:value="45" calcext:value-type="float">
            <text:p>45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5%" calcext:value-type="string">
            <text:p>55%</text:p>
          </table:table-cell>
          <table:table-cell table:formula="of:=TEXT(VLOOKUP([.E124];[.$BI$2:.$BK$81];3);  &quot;0#%&quot;)" office:value-type="string" office:string-value="90%" calcext:value-type="string">
            <text:p>9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51]+([.C151]-1)*20" office:value-type="float" office:value="36" calcext:value-type="float">
            <text:p>36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1%" calcext:value-type="string">
            <text:p>41%</text:p>
          </table:table-cell>
          <table:table-cell table:formula="of:=TEXT(VLOOKUP([.E151];[.$BI$2:.$BK$8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3]+([.C153]-1)*20" office:value-type="float" office:value="47" calcext:value-type="float">
            <text:p>47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7%" calcext:value-type="string">
            <text:p>57%</text:p>
          </table:table-cell>
          <table:table-cell table:formula="of:=TEXT(VLOOKUP([.E153];[.$BI$2:.$BK$81];3);  &quot;0#%&quot;)" office:value-type="string" office:string-value="94%" calcext:value-type="string">
            <text:p>9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62]+([.C162]-1)*20" office:value-type="float" office:value="41" calcext:value-type="float">
            <text:p>41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1%" calcext:value-type="string">
            <text:p>51%</text:p>
          </table:table-cell>
          <table:table-cell table:formula="of:=TEXT(VLOOKUP([.E162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252.0 kgs   [555.6 lbs] [0.28 tons]" calcext:value-type="string">
            <text:p>Weight: <text:s text:c="2"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15,120.0 kgs [3,333.4 lbs] [1.67 tons]" calcext:value-type="string">
            <text:p>Maxed: 15,120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5,120.0" calcext:value-type="string">
            <text:p>15,12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63.3" calcext:value-type="string">
            <text:p>7,463.3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47.5" calcext:value-type="string">
            <text:p>2,947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157.0" calcext:value-type="string">
            <text:p>23,157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216.0%" calcext:value-type="string">
            <text:p>5,21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66.0%" calcext:value-type="string">
            <text:p>5,9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3.0%" calcext:value-type="string">
            <text:p>1,94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05.0%" calcext:value-type="string">
            <text:p>1,8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26%" calcext:value-type="string">
            <text:p>98.726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8.53" calcext:value-type="string">
            <text:p>78.53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72,564.3" calcext:value-type="string">
            <text:p>5,472,564.3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8.40" calcext:value-type="string">
            <text:p>298.40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33%" calcext:value-type="string">
            <text:p>98.833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5.71" calcext:value-type="string">
            <text:p>85.71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973,475.5" calcext:value-type="string">
            <text:p>5,973,475.5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25.71" calcext:value-type="string">
            <text:p>325.71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" calcext:value-type="float">
            <text:p>1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5.5" calcext:value-type="string">
            <text:p>5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5.5" calcext:value-type="float">
            <text:p>5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9" calcext:value-type="float">
            <text:p>9</text:p>
          </table:table-cell>
          <table:table-cell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5" calcext:value-type="float">
            <text:p>5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1" calcext:value-type="float">
            <text:p>1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1" calcext:value-type="float">
            <text:p>1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5.5% =&gt; 955.0%" calcext:value-type="string">
            <text:p>95.5% =&gt; 95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25%" calcext:value-type="string">
            <text:p>1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" calcext:value-type="float">
            <text:p>1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5.5% =&gt; 1,746.0%" calcext:value-type="string">
            <text:p>145.5% =&gt; 1,746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1" calcext:value-type="float">
            <text:p>1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5.5% =&gt; 555.0%" calcext:value-type="string">
            <text:p>55.5% =&gt; 55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1" calcext:value-type="float">
            <text:p>1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2" calcext:value-type="float">
            <text:p>12</text:p>
          </table:table-cell>
          <table:table-cell table:formula="of:=[.$E$253]-[.E275]+1+IF([.K46]&lt;10;1;0)" office:value-type="float" office:value="19" calcext:value-type="float">
            <text:p>19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    " calcext:value-type="string">
            <text:p><text:s text:c="19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17" calcext:value-type="float">
            <text:p>17</text:p>
          </table:table-cell>
          <table:table-cell table:formula="of:=[.$E$253]-[.E279]+1+IF([.K50]&lt;10;1;0)" office:value-type="float" office:value="14" calcext:value-type="float">
            <text:p>14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30" calcext:value-type="float">
            <text:p>30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    " calcext:value-type="string">
            <text:p><text:s text:c="14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75.0% =&gt; 975.0%" calcext:value-type="string">
            <text:p>75.0% =&gt; 975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18" calcext:value-type="float">
            <text:p>18</text:p>
          </table:table-cell>
          <table:table-cell table:formula="of:=[.$E$253]-[.E283]+1+IF([.K54]&lt;10;1;0)" office:value-type="float" office:value="13" calcext:value-type="float">
            <text:p>13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30" calcext:value-type="float">
            <text:p>30</text:p>
          </table:table-cell>
          <table:table-cell/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formula="of:=REPT(&quot; &quot;; [.F283])" office:value-type="string" office:string-value="             " calcext:value-type="string">
            <text:p><text:s text:c="13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77" calcext:value-type="float">
            <text:p>2277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22:10:47.5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5T22:12:10.139000000</dc:date>
    <meta:generator>LibreOffice/7.0.5.2$Windows_X86_64 LibreOffice_project/64390860c6cd0aca4beafafcfd84613dd9dfb63a</meta:generator>
    <meta:editing-duration>P1DT4H8M10S</meta:editing-duration>
    <meta:editing-cycles>178</meta:editing-cycles>
    <meta:document-statistic meta:table-count="1" meta:cell-count="2140" meta:object-count="0"/>
    <meta:user-defined meta:name="AppVersion">16.0300</meta:user-defined>
  </office:meta>
</office:document-meta>
</file>